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b144" officeooo:paragraph-rsid="0003b144"/>
    </style:style>
    <style:style style:name="P2" style:family="paragraph" style:parent-style-name="Standard">
      <style:text-properties officeooo:rsid="0003b144" officeooo:paragraph-rsid="00049152"/>
    </style:style>
    <style:style style:name="P3" style:family="paragraph" style:parent-style-name="Standard">
      <style:text-properties officeooo:rsid="0003b144" officeooo:paragraph-rsid="00067ba8"/>
    </style:style>
    <style:style style:name="P4" style:family="paragraph" style:parent-style-name="Standard">
      <style:text-properties fo:color="#729fcf" loext:opacity="100%" officeooo:rsid="0003b144" officeooo:paragraph-rsid="0003b144"/>
    </style:style>
    <style:style style:name="P5" style:family="paragraph" style:parent-style-name="Standard">
      <style:text-properties fo:color="#729fcf" loext:opacity="100%" officeooo:rsid="000ad6d1" officeooo:paragraph-rsid="000ad6d1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b144" officeooo:paragraph-rsid="0003b144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3b144" officeooo:paragraph-rsid="0003b14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03b144" officeooo:paragraph-rsid="00049152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067ba8"/>
    </style:style>
    <style:style style:name="T1" style:family="text">
      <style:text-properties fo:color="#729fcf" loext:opacity="100%"/>
    </style:style>
    <style:style style:name="T2" style:family="text">
      <style:text-properties fo:color="#729fcf" loext:opacity="100%" officeooo:rsid="000708a0"/>
    </style:style>
    <style:style style:name="T3" style:family="text">
      <style:text-properties fo:color="#729fcf" loext:opacity="100%" officeooo:rsid="0007863d"/>
    </style:style>
    <style:style style:name="T4" style:family="text">
      <style:text-properties fo:color="#729fcf" loext:opacity="100%" officeooo:rsid="000861ec"/>
    </style:style>
    <style:style style:name="T5" style:family="text">
      <style:text-properties fo:color="#729fcf" loext:opacity="100%" officeooo:rsid="00095f2d"/>
    </style:style>
    <style:style style:name="T6" style:family="text">
      <style:text-properties fo:color="#729fcf" loext:opacity="100%" officeooo:rsid="000ad6d1"/>
    </style:style>
    <style:style style:name="T7" style:family="text">
      <style:text-properties officeooo:rsid="00049152"/>
    </style:style>
    <style:style style:name="T8" style:family="text">
      <style:text-properties officeooo:rsid="00067ba8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officeooo:rsid="00067ba8" style:font-size-asian="11pt"/>
    </style:style>
    <style:style style:name="T11" style:family="text">
      <style:text-properties officeooo:rsid="000c6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s T4 – CSS – Lenguajes de Marcas</text:p>
      <text:p text:style-name="P1"/>
      <text:p text:style-name="P7">Ejercicio 1:</text:p>
      <text:p text:style-name="P1"/>
      <text:p text:style-name="P9"><text:span text:style-name="T8">a) </text:span><text:span text:style-name="T10">¿De qué color será p? </text:span></text:p>
      <text:p text:style-name="P1"><text:span text:style-name="T2">&lt;p&gt; será de color negro porque el color de &lt;p&gt; está explícitamente defini</text:span><text:span text:style-name="T5">do</text:span><text:span text:style-name="T3"> </text:span><text:span text:style-name="T4">y “machaca” el estilo heredado de &lt;div&gt;</text:span><text:span text:style-name="T1">.</text:span></text:p>
      <text:p text:style-name="P1"><text:span text:style-name="T1"/></text:p>
      <text:p text:style-name="P9"><text:span text:style-name="T8">b) </text:span><text:span text:style-name="T10">¿De qué color será </text:span><text:span text:style-name="T9">h1? </text:span><text:span text:style-name="T10"><text:s/></text:span></text:p>
      <text:p text:style-name="P3"><text:span text:style-name="T1">&lt;</text:span><text:span text:style-name="T6">h1&gt; será rojo porque heredará de &lt;div&gt; el color rojo.</text:span></text:p>
      <text:p text:style-name="P3"><text:span text:style-name="T1"/></text:p>
      <text:p text:style-name="P9"><text:span text:style-name="T8">c) </text:span><text:span text:style-name="T9">¿A quien afectará el borde negro?¿Por qué? </text:span></text:p>
      <text:p text:style-name="P5">Afectará <text:span text:style-name="T11">al</text:span> &lt;div&gt; porque <text:span text:style-name="T11">es un elemento de bloque y no se especifica en ningún otro elemento.</text:span></text:p>
      <text:p text:style-name="P1"/>
      <text:p text:style-name="P8">Ejercicio <text:span text:style-name="T7">2</text:span>:</text:p>
      <text:p text:style-name="P1"/>
      <text:p text:style-name="P4">Respuesta.</text:p>
      <text:p text:style-name="P1"/>
      <text:p text:style-name="P8">Ejercicio <text:span text:style-name="T7">3</text:span>:</text:p>
      <text:p text:style-name="P1"/>
      <text:p text:style-name="P2"><text:span text:style-name="T1">Respuesta.</text:span></text:p>
      <text:p text:style-name="P1"/>
      <text:p text:style-name="P8">Ejercicio <text:span text:style-name="T7">4</text:span>:</text:p>
      <text:p text:style-name="P1"/>
      <text:p text:style-name="P2"><text:span text:style-name="T1">Respuesta.</text:span></text:p>
      <text:p text:style-name="P1"/>
      <text:p text:style-name="P8">Ejercicio <text:span text:style-name="T7">5</text:span>:</text:p>
      <text:p text:style-name="P1"/>
      <text:p text:style-name="P2"><text:span text:style-name="T1">Respuest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1T16:14:19.958000000</dc:date>
    <meta:editing-duration>PT1H7M54S</meta:editing-duration>
    <meta:editing-cycles>8</meta:editing-cycles>
    <meta:generator>LibreOffice/7.2.2.2$Windows_X86_64 LibreOffice_project/02b2acce88a210515b4a5bb2e46cbfb63fe97d56</meta:generator>
    <meta:initial-creator>Enrique Tortajada González</meta:initial-creator>
    <meta:creation-date>2023-11-20T06:44:00</meta:creation-date>
    <meta:document-statistic meta:table-count="0" meta:image-count="0" meta:object-count="0" meta:page-count="1" meta:paragraph-count="16" meta:word-count="87" meta:character-count="502" meta:non-whitespace-character-count="425"/>
  </office:meta>
</office:document-meta>
</file>